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3" table:number-rows-spanned="2" table:style-name="ce13">
            <text:p>歷年辦理國際及兩岸學術研討會統計表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2" table:style-name="ce2"/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0">
            <text:p>學年度</text:p>
          </table:table-cell>
          <table:table-cell office:value-type="string" table:style-name="ce11">
            <text:p>主辦</text:p>
          </table:table-cell>
          <table:table-cell office:value-type="string" table:style-name="ce12">
            <text:p>協辦</text:p>
          </table:table-cell>
          <table:table-cell table:number-columns-repeated="16381" table:style-name="ce1"/>
        </table:table-row>
        <table:table-row table:style-name="ro1">
          <table:table-cell office:value-type="float" office:value="104" table:style-name="ce7">
            <text:p>104</text:p>
          </table:table-cell>
          <table:table-cell office:value-type="float" office:value="19" table:style-name="ce8">
            <text:p>19</text:p>
          </table:table-cell>
          <table:table-cell office:value-type="float" office:value="7" table:style-name="ce9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float" office:value="21" table:style-name="ce8">
            <text:p>21</text:p>
          </table:table-cell>
          <table:table-cell office:value-type="float" office:value="8" table:style-name="ce9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8" table:style-name="ce3">
            <text:p>18</text:p>
          </table:table-cell>
          <table:table-cell office:value-type="float" office:value="8" table:style-name="ce5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5">
            <text:p>11</text:p>
          </table:table-cell>
          <table:table-cell table:number-columns-repeated="16381" table:style-name="ce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5">
            <text:p>21</text:p>
          </table:table-cell>
          <table:table-cell table:number-columns-repeated="16381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44" table:number-columns-spanned="2" table:number-rows-spanned="1" table:style-name="ce18">
            <text:p>44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53" table:number-columns-spanned="2" table:number-rows-spanned="1" table:style-name="ce18">
            <text:p>53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float" office:value="44" table:number-columns-spanned="2" table:number-rows-spanned="1" table:style-name="ce16">
            <text:p>44</text:p>
          </table:table-cell>
          <table:covered-table-cell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4">
            <text:p>1. 資料來源：每年10月報教育部資料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4">
            <text:p>2. 99年以前的資料沒有分主辦或協辦</text:p>
          </table:table-cell>
          <table:covered-table-cell table:number-columns-repeated="2"/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工作表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3T09:05:22Z</meta:creation-date>
    <dc:date>2017-12-15T03:42:04Z</dc:date>
    <meta:print-date>2017-12-15T03:41:55Z</meta:print-date>
  </office:meta>
</office:document-meta>
</file>